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officeooo:paragraph-rsid="0006d77c"/>
    </style:style>
    <style:style style:name="P4" style:family="paragraph" style:parent-style-name="normal">
      <style:text-properties fo:font-size="13pt" style:font-size-asian="13pt" style:font-size-complex="13pt"/>
    </style:style>
    <style:style style:name="P5" style:family="paragraph" style:parent-style-name="normal">
      <style:paragraph-properties fo:line-height="115%"/>
    </style:style>
    <style:style style:name="P6" style:family="paragraph" style:parent-style-name="normal">
      <style:text-properties officeooo:rsid="0006d77c" officeooo:paragraph-rsid="0006d77c"/>
    </style:style>
    <style:style style:name="P7" style:family="paragraph" style:parent-style-name="normal">
      <style:paragraph-properties fo:line-height="115%"/>
      <style:text-properties officeooo:rsid="0006d77c" officeooo:paragraph-rsid="0006d77c"/>
    </style:style>
    <style:style style:name="P8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9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</style:style>
    <style:style style:name="P11" style:family="paragraph" style:parent-style-name="normal">
      <style:paragraph-properties fo:margin-left="0cm" fo:margin-right="0cm" fo:line-height="150%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/>
      <style:text-properties officeooo:rsid="00075011" officeooo:paragraph-rsid="00075011"/>
    </style:style>
    <style:style style:name="P13" style:family="paragraph" style:parent-style-name="normal" style:master-page-name="Standard">
      <style:paragraph-properties fo:text-align="center" style:justify-single-word="false" style:page-number="1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6d77c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6a63" style:font-weight-asian="bold" style:font-weight-complex="bold"/>
    </style:style>
    <style:style style:name="T6" style:family="text">
      <style:text-properties fo:color="#1155cc" style:text-underline-style="solid" style:text-underline-width="auto" style:text-underline-color="font-color" officeooo:rsid="0006d77c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officeooo:rsid="00075011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38761d" fo:font-size="12pt" fo:font-weight="bold" style:font-size-asian="12pt" style:font-weight-asian="bold" style:font-size-complex="12pt"/>
    </style:style>
    <style:style style:name="T12" style:family="text">
      <style:text-properties fo:color="#38761d" fo:font-size="12pt" style:font-size-asian="12pt" style:font-size-complex="12pt"/>
    </style:style>
    <style:style style:name="T13" style:family="text">
      <style:text-properties fo:color="#38761d" fo:font-size="12pt" officeooo:rsid="00075011" style:font-size-asian="12pt" style:font-size-complex="12pt"/>
    </style:style>
    <style:style style:name="T14" style:family="text">
      <style:text-properties fo:color="#38761d" fo:font-size="12pt" style:text-underline-style="none" fo:font-weight="bold" style:font-size-asian="12pt" style:font-weight-asian="bold" style:font-size-complex="12pt"/>
    </style:style>
    <style:style style:name="T15" style:family="text">
      <style:text-properties fo:color="#38761d" fo:font-size="12pt" style:text-underline-style="none" style:font-size-asian="12pt" style:font-size-complex="12pt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86a63"/>
    </style:style>
    <style:style style:name="T18" style:family="text">
      <style:text-properties style:text-underline-style="none" fo:font-weight="bold" officeooo:rsid="00086a63" style:font-weight-asian="bold" style:font-weight-complex="bold"/>
    </style:style>
    <style:style style:name="T19" style:family="text">
      <style:text-properties officeooo:rsid="00075011"/>
    </style:style>
    <style:style style:name="T20" style:family="text">
      <style:text-properties fo:color="#c9211e" fo:font-size="12pt" officeooo:rsid="00075011" style:font-size-asian="12pt" style:font-size-complex="12pt"/>
    </style:style>
    <style:style style:name="T21" style:family="text">
      <style:text-properties fo:color="#c9211e" fo:font-size="12pt" style:font-size-asian="12pt" style:font-size-complex="12pt"/>
    </style:style>
    <style:style style:name="T22" style:family="text">
      <style:text-properties fo:color="#c9211e" fo:font-size="12pt" fo:font-weight="bold" style:font-size-asian="12pt" style:font-weight-asian="bold" style:font-size-complex="12pt"/>
    </style:style>
    <style:style style:name="T23" style:family="text">
      <style:text-properties fo:color="#111111" fo:font-size="12pt" officeooo:rsid="00075011" style:font-size-asian="12pt" style:font-size-complex="12pt"/>
    </style:style>
    <style:style style:name="T24" style:family="text">
      <style:text-properties fo:color="#111111" fo:font-size="12pt" style:font-size-asian="12pt" style:font-size-complex="12pt"/>
    </style:style>
    <style:style style:name="T25" style:family="text">
      <style:text-properties fo:color="#111111" fo:font-size="12pt" fo:font-weight="bold" style:font-size-asian="12pt" style:font-weight-asian="bold" style:font-size-complex="12pt"/>
    </style:style>
    <style:style style:name="T26" style:family="text">
      <style:text-properties fo:color="#000000" fo:font-size="12pt" officeooo:rsid="00075011" style:font-size-asian="12pt" style:font-size-complex="12pt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000000" fo:font-size="12pt" fo:font-weight="bold" style:font-size-asian="12pt" style:font-weight-asian="bold" style:font-size-complex="12pt"/>
    </style:style>
    <style:style style:name="T29" style:family="text">
      <style:text-properties officeooo:rsid="00086a63"/>
    </style:style>
    <style:style style:name="T30" style:family="text">
      <style:text-properties style:text-underline-style="solid" style:text-underline-width="auto" style:text-underline-color="font-color" officeooo:rsid="00086a63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86a63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NOME COMPLETO</text:span></text:p>
      <text:p text:style-name="P2"><text:span text:style-name="T2">(</text:span><text:span text:style-name="T3">81</text:span><text:span text:style-name="T2">) </text:span><text:span text:style-name="T3">95940-3845</text:span></text:p>
      <text:p text:style-name="P3"><text:span text:style-name="T6">ryan.ribeiro23@escola.pr.gov.br</text:span></text:p>
      <text:p text:style-name="normal"><draw:rect text:anchor-type="as-char" style:rel-width="100%" draw:z-index="0" draw:style-name="gr1" draw:text-style-name="P14" svg:width="16.511cm" svg:height="0.054cm"><text:p/></draw:rect></text:p>
      <text:p text:style-name="P4"/>
      <text:p text:style-name="P5"><text:span text:style-name="T7">OBJETIVO</text:span></text:p>
      <text:p text:style-name="P7">Profissional motivado e proativo, buscando uma oportunidade desafiadora onde possa aplicar minhas habilidades e contribuir para o crescimento da equipe. Estou comprometido em alcançar resultados excepcionais e em aprimorar continuamente meu conhecimento na área.</text:p>
      <text:p text:style-name="P5"/>
      <text:p text:style-name="normal"/>
      <text:p text:style-name="normal"><text:span text:style-name="T7">FORMAÇÃO ACADÊMICA</text:span></text:p>
      <text:p text:style-name="P6">Colegio Estadual Do Campo Machado De Assis – 1 Ano (ainda estou cursando)</text:p>
      <text:p text:style-name="P6"/>
      <text:p text:style-name="P6"/>
      <text:p text:style-name="normal"><text:span text:style-name="T7">PROJETOS </text:span></text:p>
      <text:p text:style-name="normal"><text:span text:style-name="Strong_20_Emphasis">Desenvolvimento de Software:</text:span> Criação de uma aplicação ou sistema que resolva um problema específico, destacando tecnologias utilizadas.</text:p>
      <text:p text:style-name="normal"/>
      <text:p text:style-name="normal"><text:span text:style-name="T7">TECNOLOGIAS </text:span></text:p>
      <text:p text:style-name="normal"><text:span text:style-name="Strong_20_Emphasis">Linguagens de Programação:</text:span> Python, JavaScript, Java, C++ <text:span text:style-name="T19">e</text:span> <text:span text:style-name="T19">Html.</text:span></text:p>
      <text:p text:style-name="P10"/>
      <text:p text:style-name="P10"/>
      <text:p text:style-name="P10"><text:span text:style-name="T7">EXPERIÊNCIA PROFISSIONAL</text:span></text:p>
      <text:p text:style-name="P12">Nenhuma experiência.</text:p>
      <text:p text:style-name="P10"/>
      <text:p text:style-name="P10"/>
      <text:p text:style-name="P10"><text:span text:style-name="T7">CURSOS | CERTIFICAÇÕES</text:span></text:p>
      <text:p text:style-name="P10"><text:span text:style-name="Strong_20_Emphasis">Desenvolvimento Web</text:span> - Alura - (2022 – 2023)</text:p>
      <text:p text:style-name="P1"><text:span text:style-name="Strong_20_Emphasis">Data Science com Python</text:span> - Coursera - (2021 - 2022)</text:p>
      <text:p text:style-name="P10"/>
      <text:p text:style-name="P10"/>
      <text:p text:style-name="P10"><text:span text:style-name="T7">IDIOMAS</text:span></text:p>
      <text:p text:style-name="P10"/>
      <text:p text:style-name="P10"><text:span text:style-name="Strong_20_Emphasis">Inglês</text:span> <text:span text:style-name="T18">Intermediario </text:span>- Curso de Idiomas XYZ - (2018 – 2020)</text:p>
      <text:p text:style-name="P10"><text:span text:style-name="Strong_20_Emphasis">Francês </text:span><text:span text:style-name="Strong_20_Emphasis"><text:span text:style-name="T29">Avançado</text:span></text:span> - Online (Duolingo) - (2020 – 2023)</text:p>
      <text:p text:style-name="P10"><text:span text:style-name="Strong_20_Emphasis">Espanhol</text:span> <text:span text:style-name="T5">Avançado </text:span>- Escola de Línguas ABC - (2021 – 2022)</text:p>
      <text:p text:style-name="P10"><text:span text:style-name="Strong_20_Emphasis">Japonês</text:span><text:span text:style-name="T4"> </text:span><text:span text:style-name="T5">Fluente</text:span><text:span text:style-name="T3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30T14:13:11.156222627</dc:date>
    <meta:editing-duration>PT4M2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37" meta:character-count="990" meta:non-whitespace-character-count="866"/>
  </office:meta>
</office:document-meta>
</file>